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ssive Damage Rules </text:p>
      <text:p text:style-name="Standard">Note for the reader: </text:p>
      <text:p text:style-name="Standard">for the porpouse of naming the effect of a save failure on a massive </text:p>
      <text:p text:style-name="Standard">damage attack i use the term death effect. In game terms these </text:p>
      <text:p text:style-name="Standard">effect is not a death effect so nothing that can prevent death </text:p>
      <text:p text:style-name="Standard">effect can prevent massive damage as is said by the rules. Seeing is </text:p>
      <text:p text:style-name="Standard">believing. </text:p>
      <text:p text:style-name="Standard">Threshold </text:p>
      <text:p text:style-name="Standard">A character’s massive damage threshold is equal to thrice his </text:p>
      <text:p text:style-name="Standard">Constitution score. Whenever he takes damage from a single hit that </text:p>
      <text:p text:style-name="Standard">equals or exceeds his current threesold score, he must succeed on a DC </text:p>
      <text:p text:style-name="Standard">15 Fortitude save or suffer the effects of massive damage. </text:p>
      <text:p text:style-name="Standard">If an attack deals hit point damage and also changes the character’s </text:p>
      <text:p text:style-name="Standard">Constitution score (such as a strike with a poisoned weapon), apply all </text:p>
      <text:p text:style-name="Standard">effects of the hit before determining whether the damage is enough to </text:p>
      <text:p text:style-name="Standard">trigger the saving throw. </text:p>
      <text:p text:style-name="Standard">Increase the thresold of 10 points for every size category than Medium. </text:p>
      <text:p text:style-name="Standard">Whenever a creature takes damage that equals or exceeds this value, it </text:p>
      <text:p text:style-name="Standard">must succeed on a DC 15 Fortitude save or suffer the effects of massive </text:p>
      <text:p text:style-name="Standard">damage. </text:p>
      <text:p text:style-name="Standard">Increase DC </text:p>
      <text:p text:style-name="Standard"><text:s/>For every 10 points of damage dealt by an attack in excess of a </text:p>
      <text:p text:style-name="Standard">character’s massive damage threschold, increase his Fortitude save DC </text:p>
      <text:p text:style-name="Standard">by 5. </text:p>
      <text:p text:style-name="Standard"/>
      <text:p text:style-name="Standard"><text:s/></text:p>
      <text:p text:style-name="Standard"/>
      <text:p text:style-name="Standard">Saving result </text:p>
      <text:p text:style-name="Standard"/>
      <text:p text:style-name="Standard"/>
      <text:p text:style-name="Standard">A failed save results in a character being reduced to a negativa amount </text:p>
      <text:p text:style-name="Standard">of hp calcoulating as the following : his constitution score minus two. </text:p>
      <text:p text:style-name="Standard">The character is very close to death (having only two rounds to become </text:p>
      <text:p text:style-name="Standard">stable or receive help), but isn’t automatically killed. </text:p>
      <text:p text:style-name="Standard"/>
      <text:p text:style-name="Standard"><text:s/></text:p>
      <text:p text:style-name="Standard"/>
      <text:p text:style-name="Standard">Avoiding massive damage </text:p>
      <text:p text:style-name="Standard"/>
      <text:p text:style-name="Standard"><text:s/></text:p>
      <text:p text:style-name="Standard"/>
      <text:p text:style-name="Standard">Every class ability that can help you avoiding an hit that would kill </text:p>
      <text:p text:style-name="Standard">you can be used to avoid the effect of a massive damage. </text:p>
      <text:p text:style-name="Standard">Other than increasing your constitution score the following feats can be </text:p>
      <text:p text:style-name="Standard">take from every character: </text:p>
      <text:p text:style-name="Standard"/>
      <text:p text:style-name="Standard"><text:s/></text:p>
      <text:p text:style-name="Standard"/>
      <text:p text:style-name="Standard">Extreme resi stance(combat) </text:p>
      <text:p text:style-name="Standard">Prerequisite(s): nothing <text:s/></text:p>
      <text:p text:style-name="Standard">Effect(s): </text:p>
      <text:p text:style-name="Standard">your thresold is increased by 7 . your bonus to avoid to be killed from </text:p>
      <text:p text:style-name="Standard"><text:soft-page-break/>massive damages is increase <text:s/>by 2 <text:s/></text:p>
      <text:p text:style-name="Standard">Special: </text:p>
      <text:p text:style-name="Standard">you can take this feat more than once </text:p>
      <text:p text:style-name="Standard"/>
      <text:p text:style-name="Standard"><text:s/></text:p>
      <text:p text:style-name="Standard"/>
      <text:p text:style-name="Standard">Avoiding the death(combat) </text:p>
      <text:p text:style-name="Standard">Prerequisite(s): armor <text:s/>training class feature <text:s/></text:p>
      <text:p text:style-name="Standard">Effect(s): </text:p>
      <text:p text:style-name="Standard"/>
      <text:p text:style-name="Standard"/>
      <text:p text:style-name="Standard">once a day you can avoid to be killed from a massive damage effect. </text:p>
      <text:p text:style-name="Standard">After you failed a save you can use this feat to ignore the effect. </text:p>
      <text:p text:style-name="Standard">in addiction you ignore the failure due to critical failure. </text:p>
      <text:p text:style-name="Standard"/>
      <text:p text:style-name="Standard"><text:s/></text:p>
      <text:p text:style-name="Standard"/>
      <text:p text:style-name="Standard">There is also a magic armor special abilities for this </text:p>
      <text:p text:style-name="Standard">Death resi stance(lower) </text:p>
      <text:p text:style-name="Standard">Aura moderate abjuration; CL5th; Weight —; Price +2 </text:p>
      <text:p text:style-name="Standard">DESCRIPTION </text:p>
      <text:p text:style-name="Standard">When a massive damage hit is scored on the wearer, there is a chance </text:p>
      <text:p text:style-name="Standard">that that it is negated the secondary death effect. The chance is 25 <text:s/></text:p>
      <text:p text:style-name="Standard">REQUIREMENTS </text:p>
      <text:p text:style-name="Standard">Craft Magic Arms and Armor, death resistance </text:p>
      <text:p text:style-name="Standard"/>
      <text:p text:style-name="Standard"><text:s/></text:p>
      <text:p text:style-name="Standard"/>
      <text:p text:style-name="Standard">Death resi stance(higher) </text:p>
      <text:p text:style-name="Standard">Aura high abjuration; CL 9 th; Weight —; Price +3 </text:p>
      <text:p text:style-name="Standard">DESCRIPTION </text:p>
      <text:p text:style-name="Standard">When a massive damage hit is scored on the wearer, there is a chance </text:p>
      <text:p text:style-name="Standard">that that it is negated the secondary death effect. The chance is 50 </text:p>
      <text:p text:style-name="Standard">REQUIREMENTS </text:p>
      <text:p text:style-name="Standard">Craft Magic Arms and Armor, superior death resistance; <text:s text:c="2"/></text:p>
      <text:p text:style-name="Standard"/>
      <text:p text:style-name="Standard"><text:s/></text:p>
      <text:p text:style-name="Standard"/>
      <text:p text:style-name="Standard">the same abilities can be placed on a piece of garment that can be wear </text:p>
      <text:p text:style-name="Standard">as a normal wondrous object (obviously it use a slot for this type of </text:p>
      <text:p text:style-name="Standard">garment). </text:p>
      <text:p text:style-name="Standard"/>
      <text:p text:style-name="Standard"><text:s/></text:p>
      <text:p text:style-name="Standard"/>
      <text:p text:style-name="Standard"/>
      <text:p text:style-name="Standard">The following spells (that cannot be used frome the player Mattia Frioli) </text:p>
      <text:p text:style-name="Standard">help to avoid this death effect. </text:p>
      <text:p text:style-name="Standard"/>
      <text:p text:style-name="Standard"><text:s/></text:p>
      <text:p text:style-name="Standard"/>
      <text:p text:style-name="Standard">Death resi stance <text:s/></text:p>
      <text:p text:style-name="Standard">School abiuration Level all casting classes 2nd </text:p>
      <text:p text:style-name="Standard"><text:soft-page-break/>CASTING </text:p>
      <text:p text:style-name="Standard">Casting Time standard </text:p>
      <text:p text:style-name="Standard">Components V, S, M <text:s/></text:p>
      <text:p text:style-name="Standard">EFFECT </text:p>
      <text:p text:style-name="Standard">Range personal or one creature touched </text:p>
      <text:p text:style-name="Standard">Target you </text:p>
      <text:p text:style-name="Standard">Duration 1 minute/level (D) </text:p>
      <text:p text:style-name="Standard">DESCRIPTION </text:p>
      <text:p text:style-name="Standard"/>
      <text:p text:style-name="Standard"><text:s/></text:p>
      <text:p text:style-name="Standard"/>
      <text:p text:style-name="Standard">When a massive damage hit is scored on the wearer, there is a chance the </text:p>
      <text:p text:style-name="Standard">secondary death effect is negated. The chance is 25 </text:p>
      <text:p text:style-name="Standard">In addiction your threesold increase of 5. </text:p>
      <text:p text:style-name="Standard"/>
      <text:p text:style-name="Standard"><text:s/></text:p>
      <text:p text:style-name="Standard"/>
      <text:p text:style-name="Standard">Death resi stance communal </text:p>
      <text:p text:style-name="Standard"/>
      <text:p text:style-name="Standard"><text:s/></text:p>
      <text:p text:style-name="Standard"/>
      <text:p text:style-name="Standard">School abiuration Level all casting classes 3rd </text:p>
      <text:p text:style-name="Standard">CASTING </text:p>
      <text:p text:style-name="Standard">Casting Time standard Components V, S, M <text:s/></text:p>
      <text:p text:style-name="Standard">EFFECT </text:p>
      <text:p text:style-name="Standard"/>
      <text:p text:style-name="Standard"/>
      <text:p text:style-name="Standard">Range personal or one creature touched, divided in 10 minutes interval </text:p>
      <text:p text:style-name="Standard">Target you </text:p>
      <text:p text:style-name="Standard">Duration 10 minute/level (D) </text:p>
      <text:p text:style-name="Standard">DESCRIPTION </text:p>
      <text:p text:style-name="Standard"/>
      <text:p text:style-name="Standard"><text:s/></text:p>
      <text:p text:style-name="Standard"/>
      <text:p text:style-name="Standard">When a massive damage hit is scored on the wearer, there is a chance the </text:p>
      <text:p text:style-name="Standard">secondary death effect is negated. The chance is 25 </text:p>
      <text:p text:style-name="Standard">In addiction your threesold increase of 5. </text:p>
      <text:p text:style-name="Standard"/>
      <text:p text:style-name="Standard"><text:s/></text:p>
      <text:p text:style-name="Standard"/>
      <text:p text:style-name="Standard">Superior Death resi stance </text:p>
      <text:p text:style-name="Standard">School abiuration Level all casting classes 4th </text:p>
      <text:p text:style-name="Standard">CASTING </text:p>
      <text:p text:style-name="Standard">Casting Time standard Components V, S, M <text:s/></text:p>
      <text:p text:style-name="Standard">EFFECT </text:p>
      <text:p text:style-name="Standard">Range personal or one creature touched </text:p>
      <text:p text:style-name="Standard">Target you </text:p>
      <text:p text:style-name="Standard">Duration 1 minute/level (D) </text:p>
      <text:p text:style-name="Standard">DESCRIPTION </text:p>
      <text:p text:style-name="Standard"/>
      <text:p text:style-name="Standard"><text:s/></text:p>
      <text:p text:style-name="Standard"/>
      <text:p text:style-name="Standard"><text:soft-page-break/>When a massive damage hit is scored on the wearer, there is a chance the </text:p>
      <text:p text:style-name="Standard">secondary death effect is negated. The chance is 50 </text:p>
      <text:p text:style-name="Standard">In addiction your threesold increase of 10. </text:p>
      <text:p text:style-name="Standard"/>
      <text:p text:style-name="Standard"><text:s/></text:p>
      <text:p text:style-name="Standard"/>
      <text:p text:style-name="Standard">Superior Death resi stance communal </text:p>
      <text:p text:style-name="Standard"/>
      <text:p text:style-name="Standard"><text:s/></text:p>
      <text:p text:style-name="Standard"/>
      <text:p text:style-name="Standard"/>
      <text:p text:style-name="Standard">School abiuration Level all casting classes 5th </text:p>
      <text:p text:style-name="Standard">CASTING </text:p>
      <text:p text:style-name="Standard">Casting Time standard </text:p>
      <text:p text:style-name="Standard">Components V, S, M <text:s/></text:p>
      <text:p text:style-name="Standard">EFFECT </text:p>
      <text:p text:style-name="Standard">Range personal or one creature touched, divided in 10 minutes interval </text:p>
      <text:p text:style-name="Standard">Target you </text:p>
      <text:p text:style-name="Standard">Duration 10 minute/level (D) </text:p>
      <text:p text:style-name="Standard">DESCRIPTION </text:p>
      <text:p text:style-name="Standard"/>
      <text:p text:style-name="Standard"><text:s/></text:p>
      <text:p text:style-name="Standard"/>
      <text:p text:style-name="Standard">When a massive damage hit is scored on the wearer, there is a chance it </text:p>
      <text:p text:style-name="Standard">is negated the secondary death effect. The chance is 50 </text:p>
      <text:p text:style-name="Standard">In addiction your threesold increase of 10 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8S</meta:editing-duration>
    <meta:editing-cycles>3</meta:editing-cycles>
    <meta:generator>OpenOffice/4.1.5$Win32 OpenOffice.org_project/415m1$Build-9789</meta:generator>
    <dc:date>2018-10-24T16:13:41.94</dc:date>
    <meta:document-statistic meta:table-count="0" meta:image-count="0" meta:object-count="0" meta:page-count="4" meta:paragraph-count="141" meta:word-count="806" meta:character-count="4790"/>
    <meta:user-defined meta:name="Info 1"/>
    <meta:user-defined meta:name="Info 2"/>
    <meta:user-defined meta:name="Info 3"/>
    <meta:user-defined meta:name="Info 4"/>
  </office:meta>
</office:document-meta>
</file>